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83in"/>
    </style:style>
    <style:style style:name="co3" style:family="table-column">
      <style:table-column-properties fo:break-before="auto" style:column-width="0.6728in"/>
    </style:style>
    <style:style style:name="co4" style:family="table-column">
      <style:table-column-properties fo:break-before="auto" style:column-width="0.6827in"/>
    </style:style>
    <style:style style:name="co5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gr1" style:family="graphic">
      <style:graphic-properties draw:stroke="none" svg:stroke-color="#000000" draw:fill="none" draw:fill-color="#ffffff" fo:min-height="0.2272in"/>
      <style:text-properties fo:font-size="10pt" fo:font-weight="normal" style:font-size-asian="10pt" style:font-weight-asian="normal" style:font-size-complex="10pt" style:font-weight-complex="normal"/>
    </style:style>
    <style:style style:name="P1" style:family="paragraph"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paragraph-properties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 S2" table:style-name="ta1">
        <table:shapes>
          <draw:frame draw:z-index="0" draw:name="Marco de texto 1" draw:style-name="gr1" draw:text-style-name="P2" svg:width="6.0205in" svg:height="0.2272in" svg:x="0.0886in" svg:y="0.0591in">
            <draw:text-box>
              <text:p text:style-name="P1"><text:span text:style-name="T1">Data S2.</text:span><text:span text:style-name="T2"> Evolutive conservation values of KCNQ2 (Uniprot ID: O43526) residues across species.</text:span></text:p>
            </draw:text-box>
          </draw:frame>
        </table:shapes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 table:number-rows-repeated="2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Residue</text:p>
          </table:table-cell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Conservation value</text:p>
          </table:table-cell>
          <table:table-cell table:style-name="ce2" office:value-type="string" calcext:value-type="string">
            <text:p>Residue</text:p>
          </table:table-cell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Conservation value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197" calcext:value-type="float">
            <text:p>0.6197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0.79104" calcext:value-type="float">
            <text:p>0.79104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65838" calcext:value-type="float">
            <text:p>0.65838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0.81378" calcext:value-type="float">
            <text:p>0.81378</text:p>
          </table:table-cell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71927" calcext:value-type="float">
            <text:p>0.71927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0.79428" calcext:value-type="float">
            <text:p>0.79428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74279" calcext:value-type="float">
            <text:p>0.74279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0.82063" calcext:value-type="float">
            <text:p>0.82063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73004" calcext:value-type="float">
            <text:p>0.73004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0.77796" calcext:value-type="float">
            <text:p>0.77796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74378" calcext:value-type="float">
            <text:p>0.7437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0.83206" calcext:value-type="float">
            <text:p>0.83206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68946" calcext:value-type="float">
            <text:p>0.68946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0.81933" calcext:value-type="float">
            <text:p>0.81933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64081" calcext:value-type="float">
            <text:p>0.64081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0.84624" calcext:value-type="float">
            <text:p>0.84624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9054" calcext:value-type="float">
            <text:p>0.59054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0.84304" calcext:value-type="float">
            <text:p>0.84304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4742" calcext:value-type="float">
            <text:p>0.54742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0.82763" calcext:value-type="float">
            <text:p>0.82763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60965" calcext:value-type="float">
            <text:p>0.60965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0.82243" calcext:value-type="float">
            <text:p>0.82243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69383" calcext:value-type="float">
            <text:p>0.69383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0.79558" calcext:value-type="float">
            <text:p>0.79558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67435" calcext:value-type="float">
            <text:p>0.67435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0.70198" calcext:value-type="float">
            <text:p>0.70198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68418" calcext:value-type="float">
            <text:p>0.68418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0.66265" calcext:value-type="float">
            <text:p>0.66265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55969" calcext:value-type="float">
            <text:p>0.55969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0.67856" calcext:value-type="float">
            <text:p>0.67856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50648" calcext:value-type="float">
            <text:p>0.50648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0.67806" calcext:value-type="float">
            <text:p>0.67806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2534" calcext:value-type="float">
            <text:p>0.52534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0.7647" calcext:value-type="float">
            <text:p>0.7647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50083" calcext:value-type="float">
            <text:p>0.50083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0.7459" calcext:value-type="float">
            <text:p>0.7459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4924" calcext:value-type="float">
            <text:p>0.4924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0.80623" calcext:value-type="float">
            <text:p>0.80623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4731" calcext:value-type="float">
            <text:p>0.4731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0.76045" calcext:value-type="float">
            <text:p>0.76045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52854" calcext:value-type="float">
            <text:p>0.52854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0.80282" calcext:value-type="float">
            <text:p>0.80282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1094" calcext:value-type="float">
            <text:p>0.51094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0.75991" calcext:value-type="float">
            <text:p>0.75991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58799" calcext:value-type="float">
            <text:p>0.58799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0.70307" calcext:value-type="float">
            <text:p>0.70307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6675" calcext:value-type="float">
            <text:p>0.6675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0.51958" calcext:value-type="float">
            <text:p>0.51958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63548" calcext:value-type="float">
            <text:p>0.63548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0.5132" calcext:value-type="float">
            <text:p>0.5132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64271" calcext:value-type="float">
            <text:p>0.64271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0.55339" calcext:value-type="float">
            <text:p>0.55339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70767" calcext:value-type="float">
            <text:p>0.70767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0.63261" calcext:value-type="float">
            <text:p>0.63261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67126" calcext:value-type="float">
            <text:p>0.67126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0.74819" calcext:value-type="float">
            <text:p>0.74819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6312" calcext:value-type="float">
            <text:p>0.6312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0.79294" calcext:value-type="float">
            <text:p>0.79294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6536" calcext:value-type="float">
            <text:p>0.6536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0.81409" calcext:value-type="float">
            <text:p>0.81409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65431" calcext:value-type="float">
            <text:p>0.65431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0.84498" calcext:value-type="float">
            <text:p>0.84498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63033" calcext:value-type="float">
            <text:p>0.63033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0.82421" calcext:value-type="float">
            <text:p>0.82421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59923" calcext:value-type="float">
            <text:p>0.59923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0.7926" calcext:value-type="float">
            <text:p>0.7926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5435" calcext:value-type="float">
            <text:p>0.5435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0.78636" calcext:value-type="float">
            <text:p>0.78636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52223" calcext:value-type="float">
            <text:p>0.52223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0.77468" calcext:value-type="float">
            <text:p>0.77468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66177" calcext:value-type="float">
            <text:p>0.66177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0.77842" calcext:value-type="float">
            <text:p>0.77842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69874" calcext:value-type="float">
            <text:p>0.6987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0.71105" calcext:value-type="float">
            <text:p>0.71105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73496" calcext:value-type="float">
            <text:p>0.7349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0.78308" calcext:value-type="float">
            <text:p>0.78308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71499" calcext:value-type="float">
            <text:p>0.71499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0.76771" calcext:value-type="float">
            <text:p>0.76771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70248" calcext:value-type="float">
            <text:p>0.70248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0.81098" calcext:value-type="float">
            <text:p>0.81098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69546" calcext:value-type="float">
            <text:p>0.69546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0.84046" calcext:value-type="float">
            <text:p>0.84046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70573" calcext:value-type="float">
            <text:p>0.70573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0.83284" calcext:value-type="float">
            <text:p>0.83284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65683" calcext:value-type="float">
            <text:p>0.65683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0.84257" calcext:value-type="float">
            <text:p>0.84257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66238" calcext:value-type="float">
            <text:p>0.66238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0.82904" calcext:value-type="float">
            <text:p>0.82904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6026" calcext:value-type="float">
            <text:p>0.56026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0.85236" calcext:value-type="float">
            <text:p>0.85236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52478" calcext:value-type="float">
            <text:p>0.52478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0.83295" calcext:value-type="float">
            <text:p>0.8329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42796" calcext:value-type="float">
            <text:p>0.42796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0.83999" calcext:value-type="float">
            <text:p>0.83999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41791" calcext:value-type="float">
            <text:p>0.41791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0.8386" calcext:value-type="float">
            <text:p>0.8386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6875" calcext:value-type="float">
            <text:p>0.56875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0.8245" calcext:value-type="float">
            <text:p>0.8245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62326" calcext:value-type="float">
            <text:p>0.62326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0.83764" calcext:value-type="float">
            <text:p>0.83764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65121" calcext:value-type="float">
            <text:p>0.65121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0.76978" calcext:value-type="float">
            <text:p>0.76978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69629" calcext:value-type="float">
            <text:p>0.69629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0.77072" calcext:value-type="float">
            <text:p>0.77072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6551" calcext:value-type="float">
            <text:p>0.6551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0.78869" calcext:value-type="float">
            <text:p>0.78869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64843" calcext:value-type="float">
            <text:p>0.64843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0.70855" calcext:value-type="float">
            <text:p>0.70855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63184" calcext:value-type="float">
            <text:p>0.63184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0.81382" calcext:value-type="float">
            <text:p>0.81382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65363" calcext:value-type="float">
            <text:p>0.65363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0.75318" calcext:value-type="float">
            <text:p>0.75318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70067" calcext:value-type="float">
            <text:p>0.70067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0.8222" calcext:value-type="float">
            <text:p>0.8222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65339" calcext:value-type="float">
            <text:p>0.65339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0.85722" calcext:value-type="float">
            <text:p>0.85722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56349" calcext:value-type="float">
            <text:p>0.56349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0.79832" calcext:value-type="float">
            <text:p>0.79832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.57381" calcext:value-type="float">
            <text:p>0.57381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0.83207" calcext:value-type="float">
            <text:p>0.83207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0.50685" calcext:value-type="float">
            <text:p>0.50685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0.82022" calcext:value-type="float">
            <text:p>0.82022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.54134" calcext:value-type="float">
            <text:p>0.54134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0.70973" calcext:value-type="float">
            <text:p>0.70973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.53546" calcext:value-type="float">
            <text:p>0.53546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0.76549" calcext:value-type="float">
            <text:p>0.76549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49678" calcext:value-type="float">
            <text:p>0.49678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77879" calcext:value-type="float">
            <text:p>0.77879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0.60756" calcext:value-type="float">
            <text:p>0.60756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0.7619" calcext:value-type="float">
            <text:p>0.7619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0.63722" calcext:value-type="float">
            <text:p>0.63722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0.80566" calcext:value-type="float">
            <text:p>0.80566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.68279" calcext:value-type="float">
            <text:p>0.68279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0.82992" calcext:value-type="float">
            <text:p>0.82992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0.71356" calcext:value-type="float">
            <text:p>0.71356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0.84095" calcext:value-type="float">
            <text:p>0.84095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0.70467" calcext:value-type="float">
            <text:p>0.70467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0.86274" calcext:value-type="float">
            <text:p>0.86274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.72897" calcext:value-type="float">
            <text:p>0.72897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0.78213" calcext:value-type="float">
            <text:p>0.78213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0.72612" calcext:value-type="float">
            <text:p>0.72612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0.70751" calcext:value-type="float">
            <text:p>0.70751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0.6961" calcext:value-type="float">
            <text:p>0.6961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0.62932" calcext:value-type="float">
            <text:p>0.62932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.69416" calcext:value-type="float">
            <text:p>0.6941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0.59824" calcext:value-type="float">
            <text:p>0.59824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0.72552" calcext:value-type="float">
            <text:p>0.72552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0.67193" calcext:value-type="float">
            <text:p>0.67193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.70251" calcext:value-type="float">
            <text:p>0.7025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0.74747" calcext:value-type="float">
            <text:p>0.74747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.67593" calcext:value-type="float">
            <text:p>0.6759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7822" calcext:value-type="float">
            <text:p>0.7822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.69504" calcext:value-type="float">
            <text:p>0.69504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0.80217" calcext:value-type="float">
            <text:p>0.80217</text:p>
          </table:table-cell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0.72178" calcext:value-type="float">
            <text:p>0.72178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0.76074" calcext:value-type="float">
            <text:p>0.76074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.7236" calcext:value-type="float">
            <text:p>0.723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0.7476" calcext:value-type="float">
            <text:p>0.7476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.69293" calcext:value-type="float">
            <text:p>0.6929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0.75322" calcext:value-type="float">
            <text:p>0.75322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0.61123" calcext:value-type="float">
            <text:p>0.61123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0.63781" calcext:value-type="float">
            <text:p>0.63781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0.59896" calcext:value-type="float">
            <text:p>0.59896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0.59993" calcext:value-type="float">
            <text:p>0.59993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.43987" calcext:value-type="float">
            <text:p>0.43987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0.65224" calcext:value-type="float">
            <text:p>0.65224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.48211" calcext:value-type="float">
            <text:p>0.4821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0.71512" calcext:value-type="float">
            <text:p>0.71512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0.48271" calcext:value-type="float">
            <text:p>0.48271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0.71581" calcext:value-type="float">
            <text:p>0.71581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0.76492" calcext:value-type="float">
            <text:p>0.76492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0.63044" calcext:value-type="float">
            <text:p>0.63044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0.8459" calcext:value-type="float">
            <text:p>0.8459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0.74223" calcext:value-type="float">
            <text:p>0.74223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0.76275" calcext:value-type="float">
            <text:p>0.76275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0.72844" calcext:value-type="float">
            <text:p>0.72844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0.85568" calcext:value-type="float">
            <text:p>0.85568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.71578" calcext:value-type="float">
            <text:p>0.7157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0.81577" calcext:value-type="float">
            <text:p>0.81577</text:p>
          </table:table-cell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0.76343" calcext:value-type="float">
            <text:p>0.76343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0.81931" calcext:value-type="float">
            <text:p>0.81931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0.71083" calcext:value-type="float">
            <text:p>0.71083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0.77401" calcext:value-type="float">
            <text:p>0.77401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0.74692" calcext:value-type="float">
            <text:p>0.74692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0.73981" calcext:value-type="float">
            <text:p>0.73981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0.71086" calcext:value-type="float">
            <text:p>0.7108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0.78351" calcext:value-type="float">
            <text:p>0.78351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0.76732" calcext:value-type="float">
            <text:p>0.7673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0.81479" calcext:value-type="float">
            <text:p>0.81479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77205" calcext:value-type="float">
            <text:p>0.77205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0.78477" calcext:value-type="float">
            <text:p>0.78477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0.73175" calcext:value-type="float">
            <text:p>0.73175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0.81818" calcext:value-type="float">
            <text:p>0.81818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0.79362" calcext:value-type="float">
            <text:p>0.79362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0.83474" calcext:value-type="float">
            <text:p>0.83474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0.74242" calcext:value-type="float">
            <text:p>0.74242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0.7776" calcext:value-type="float">
            <text:p>0.7776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79735" calcext:value-type="float">
            <text:p>0.79735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0.75804" calcext:value-type="float">
            <text:p>0.75804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0.77863" calcext:value-type="float">
            <text:p>0.77863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0.80999" calcext:value-type="float">
            <text:p>0.80999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.76658" calcext:value-type="float">
            <text:p>0.76658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0.76296" calcext:value-type="float">
            <text:p>0.76296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.80002" calcext:value-type="float">
            <text:p>0.80002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0.774" calcext:value-type="float">
            <text:p>0.774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0.80824" calcext:value-type="float">
            <text:p>0.80824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0.8095" calcext:value-type="float">
            <text:p>0.8095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0.81681" calcext:value-type="float">
            <text:p>0.81681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0.8255" calcext:value-type="float">
            <text:p>0.8255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0.8511" calcext:value-type="float">
            <text:p>0.8511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0.80048" calcext:value-type="float">
            <text:p>0.80048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0.7835" calcext:value-type="float">
            <text:p>0.7835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0.79354" calcext:value-type="float">
            <text:p>0.79354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0.79292" calcext:value-type="float">
            <text:p>0.79292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0.86626" calcext:value-type="float">
            <text:p>0.86626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.77893" calcext:value-type="float">
            <text:p>0.77893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0.77938" calcext:value-type="float">
            <text:p>0.77938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0.80437" calcext:value-type="float">
            <text:p>0.80437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0.86202" calcext:value-type="float">
            <text:p>0.86202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0.79193" calcext:value-type="float">
            <text:p>0.79193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0.84002" calcext:value-type="float">
            <text:p>0.84002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0.82657" calcext:value-type="float">
            <text:p>0.82657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0.83488" calcext:value-type="float">
            <text:p>0.83488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0.80996" calcext:value-type="float">
            <text:p>0.80996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0.78915" calcext:value-type="float">
            <text:p>0.78915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0.80304" calcext:value-type="float">
            <text:p>0.80304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0.81625" calcext:value-type="float">
            <text:p>0.81625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0.80977" calcext:value-type="float">
            <text:p>0.80977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0.80222" calcext:value-type="float">
            <text:p>0.80222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0.75526" calcext:value-type="float">
            <text:p>0.75526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0.82888" calcext:value-type="float">
            <text:p>0.82888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0.77053" calcext:value-type="float">
            <text:p>0.77053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0.84257" calcext:value-type="float">
            <text:p>0.84257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0.80443" calcext:value-type="float">
            <text:p>0.80443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0.84028" calcext:value-type="float">
            <text:p>0.84028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0.76221" calcext:value-type="float">
            <text:p>0.76221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0.85607" calcext:value-type="float">
            <text:p>0.85607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0.72616" calcext:value-type="float">
            <text:p>0.72616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0.83927" calcext:value-type="float">
            <text:p>0.83927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0.75475" calcext:value-type="float">
            <text:p>0.7547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0.83665" calcext:value-type="float">
            <text:p>0.83665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0.74631" calcext:value-type="float">
            <text:p>0.7463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0.83903" calcext:value-type="float">
            <text:p>0.83903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0.72438" calcext:value-type="float">
            <text:p>0.72438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0.81458" calcext:value-type="float">
            <text:p>0.81458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0.70236" calcext:value-type="float">
            <text:p>0.70236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0.84883" calcext:value-type="float">
            <text:p>0.84883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0.72888" calcext:value-type="float">
            <text:p>0.72888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0.85411" calcext:value-type="float">
            <text:p>0.85411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0.72318" calcext:value-type="float">
            <text:p>0.72318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0.86988" calcext:value-type="float">
            <text:p>0.86988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0.77728" calcext:value-type="float">
            <text:p>0.77728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0.85911" calcext:value-type="float">
            <text:p>0.85911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0.73963" calcext:value-type="float">
            <text:p>0.73963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0.83841" calcext:value-type="float">
            <text:p>0.83841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0.74417" calcext:value-type="float">
            <text:p>0.74417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0.88011" calcext:value-type="float">
            <text:p>0.88011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0.80182" calcext:value-type="float">
            <text:p>0.8018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0.84738" calcext:value-type="float">
            <text:p>0.84738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0.77148" calcext:value-type="float">
            <text:p>0.77148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0.83374" calcext:value-type="float">
            <text:p>0.83374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0.77773" calcext:value-type="float">
            <text:p>0.77773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0.84894" calcext:value-type="float">
            <text:p>0.84894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0.80987" calcext:value-type="float">
            <text:p>0.8098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0.84468" calcext:value-type="float">
            <text:p>0.84468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0.81786" calcext:value-type="float">
            <text:p>0.81786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0.86378" calcext:value-type="float">
            <text:p>0.86378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0.81173" calcext:value-type="float">
            <text:p>0.81173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0.86204" calcext:value-type="float">
            <text:p>0.86204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0.84569" calcext:value-type="float">
            <text:p>0.84569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0.84209" calcext:value-type="float">
            <text:p>0.84209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0.8247" calcext:value-type="float">
            <text:p>0.8247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0.81408" calcext:value-type="float">
            <text:p>0.81408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0.81734" calcext:value-type="float">
            <text:p>0.81734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0.81812" calcext:value-type="float">
            <text:p>0.81812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0.87221" calcext:value-type="float">
            <text:p>0.87221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.82903" calcext:value-type="float">
            <text:p>0.8290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0.80738" calcext:value-type="float">
            <text:p>0.80738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0.85121" calcext:value-type="float">
            <text:p>0.8512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0.83355" calcext:value-type="float">
            <text:p>0.83355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0.79688" calcext:value-type="float">
            <text:p>0.79688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0.86693" calcext:value-type="float">
            <text:p>0.86693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0.83165" calcext:value-type="float">
            <text:p>0.83165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0.79913" calcext:value-type="float">
            <text:p>0.79913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0.84035" calcext:value-type="float">
            <text:p>0.84035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0.78338" calcext:value-type="float">
            <text:p>0.78338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0.82283" calcext:value-type="float">
            <text:p>0.82283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0.8321" calcext:value-type="float">
            <text:p>0.8321</text:p>
          </table:table-cell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0.87457" calcext:value-type="float">
            <text:p>0.87457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0.81029" calcext:value-type="float">
            <text:p>0.81029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0.79082" calcext:value-type="float">
            <text:p>0.79082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0.82548" calcext:value-type="float">
            <text:p>0.82548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0.82708" calcext:value-type="float">
            <text:p>0.82708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0.80103" calcext:value-type="float">
            <text:p>0.80103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0.83054" calcext:value-type="float">
            <text:p>0.8305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0.74974" calcext:value-type="float">
            <text:p>0.74974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.87656" calcext:value-type="float">
            <text:p>0.87656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0.74901" calcext:value-type="float">
            <text:p>0.74901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0.89056" calcext:value-type="float">
            <text:p>0.89056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0.64406" calcext:value-type="float">
            <text:p>0.6440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0.89513" calcext:value-type="float">
            <text:p>0.89513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0.66296" calcext:value-type="float">
            <text:p>0.66296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0.70078" calcext:value-type="float">
            <text:p>0.70078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0.88678" calcext:value-type="float">
            <text:p>0.88678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0.78494" calcext:value-type="float">
            <text:p>0.78494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0.86497" calcext:value-type="float">
            <text:p>0.86497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0.85222" calcext:value-type="float">
            <text:p>0.85222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0.82749" calcext:value-type="float">
            <text:p>0.82749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0.82961" calcext:value-type="float">
            <text:p>0.82961</text:p>
          </table:table-cell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0.89334" calcext:value-type="float">
            <text:p>0.89334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0.82265" calcext:value-type="float">
            <text:p>0.82265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0.84422" calcext:value-type="float">
            <text:p>0.84422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0.79464" calcext:value-type="float">
            <text:p>0.79464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0.81661" calcext:value-type="float">
            <text:p>0.81661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0.79581" calcext:value-type="float">
            <text:p>0.79581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0.84997" calcext:value-type="float">
            <text:p>0.84997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0.75567" calcext:value-type="float">
            <text:p>0.75567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0.80405" calcext:value-type="float">
            <text:p>0.80405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0.6758" calcext:value-type="float">
            <text:p>0.6758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0.8331" calcext:value-type="float">
            <text:p>0.8331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0.66703" calcext:value-type="float">
            <text:p>0.66703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0.84854" calcext:value-type="float">
            <text:p>0.84854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0.70066" calcext:value-type="float">
            <text:p>0.70066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0.82071" calcext:value-type="float">
            <text:p>0.82071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71874" calcext:value-type="float">
            <text:p>0.71874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0.85153" calcext:value-type="float">
            <text:p>0.8515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0.80121" calcext:value-type="float">
            <text:p>0.80121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0.85337" calcext:value-type="float">
            <text:p>0.85337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0.78879" calcext:value-type="float">
            <text:p>0.78879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0.86041" calcext:value-type="float">
            <text:p>0.8604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0.80683" calcext:value-type="float">
            <text:p>0.80683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0.86208" calcext:value-type="float">
            <text:p>0.8620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0.80612" calcext:value-type="float">
            <text:p>0.80612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0.88252" calcext:value-type="float">
            <text:p>0.88252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0.63462" calcext:value-type="float">
            <text:p>0.63462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0.8316" calcext:value-type="float">
            <text:p>0.8316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0.77249" calcext:value-type="float">
            <text:p>0.77249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0.84385" calcext:value-type="float">
            <text:p>0.84385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0.69574" calcext:value-type="float">
            <text:p>0.69574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0.84773" calcext:value-type="float">
            <text:p>0.84773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0.66474" calcext:value-type="float">
            <text:p>0.66474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0.80309" calcext:value-type="float">
            <text:p>0.80309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0.70432" calcext:value-type="float">
            <text:p>0.7043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0.85607" calcext:value-type="float">
            <text:p>0.8560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0.71386" calcext:value-type="float">
            <text:p>0.71386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0.80831" calcext:value-type="float">
            <text:p>0.80831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0.65708" calcext:value-type="float">
            <text:p>0.65708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0.79154" calcext:value-type="float">
            <text:p>0.7915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0.77115" calcext:value-type="float">
            <text:p>0.77115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0.77401" calcext:value-type="float">
            <text:p>0.77401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0.71805" calcext:value-type="float">
            <text:p>0.7180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0.78984" calcext:value-type="float">
            <text:p>0.78984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0.77089" calcext:value-type="float">
            <text:p>0.77089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0.80554" calcext:value-type="float">
            <text:p>0.8055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0.7859" calcext:value-type="float">
            <text:p>0.7859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0.80296" calcext:value-type="float">
            <text:p>0.80296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0.82801" calcext:value-type="float">
            <text:p>0.82801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0.75635" calcext:value-type="float">
            <text:p>0.75635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0.84615" calcext:value-type="float">
            <text:p>0.84615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0.79708" calcext:value-type="float">
            <text:p>0.79708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0.84275" calcext:value-type="float">
            <text:p>0.84275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0.77764" calcext:value-type="float">
            <text:p>0.77764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0.88422" calcext:value-type="float">
            <text:p>0.88422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0.76103" calcext:value-type="float">
            <text:p>0.76103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0.87769" calcext:value-type="float">
            <text:p>0.87769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0.79684" calcext:value-type="float">
            <text:p>0.79684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0.81022" calcext:value-type="float">
            <text:p>0.81022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0.7912" calcext:value-type="float">
            <text:p>0.7912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0.83746" calcext:value-type="float">
            <text:p>0.83746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0.78411" calcext:value-type="float">
            <text:p>0.78411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0.7949" calcext:value-type="float">
            <text:p>0.7949</text:p>
          </table:table-cell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0.848" calcext:value-type="float">
            <text:p>0.848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0.75039" calcext:value-type="float">
            <text:p>0.75039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0.81077" calcext:value-type="float">
            <text:p>0.81077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0.8189" calcext:value-type="float">
            <text:p>0.8189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0.84766" calcext:value-type="float">
            <text:p>0.84766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0.80865" calcext:value-type="float">
            <text:p>0.80865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0.82801" calcext:value-type="float">
            <text:p>0.82801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0.82266" calcext:value-type="float">
            <text:p>0.82266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84783" calcext:value-type="float">
            <text:p>0.84783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0.80592" calcext:value-type="float">
            <text:p>0.80592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0.81929" calcext:value-type="float">
            <text:p>0.81929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0.83384" calcext:value-type="float">
            <text:p>0.83384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0.82264" calcext:value-type="float">
            <text:p>0.82264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0.80001" calcext:value-type="float">
            <text:p>0.80001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0.82273" calcext:value-type="float">
            <text:p>0.8227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0.70846" calcext:value-type="float">
            <text:p>0.70846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0.8043" calcext:value-type="float">
            <text:p>0.8043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0.76364" calcext:value-type="float">
            <text:p>0.76364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0.75503" calcext:value-type="float">
            <text:p>0.75503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0.77189" calcext:value-type="float">
            <text:p>0.77189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0.82569" calcext:value-type="float">
            <text:p>0.82569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0.73121" calcext:value-type="float">
            <text:p>0.73121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0.82131" calcext:value-type="float">
            <text:p>0.82131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0.71495" calcext:value-type="float">
            <text:p>0.71495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79274" calcext:value-type="float">
            <text:p>0.79274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0.74626" calcext:value-type="float">
            <text:p>0.74626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0.84353" calcext:value-type="float">
            <text:p>0.8435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0.70963" calcext:value-type="float">
            <text:p>0.70963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0.84811" calcext:value-type="float">
            <text:p>0.8481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0.73671" calcext:value-type="float">
            <text:p>0.73671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0.80278" calcext:value-type="float">
            <text:p>0.80278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0.74417" calcext:value-type="float">
            <text:p>0.74417</text:p>
          </table:table-cell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0.8594" calcext:value-type="float">
            <text:p>0.859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0.70391" calcext:value-type="float">
            <text:p>0.70391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0.83876" calcext:value-type="float">
            <text:p>0.83876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0.72659" calcext:value-type="float">
            <text:p>0.72659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0.81167" calcext:value-type="float">
            <text:p>0.81167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0.70343" calcext:value-type="float">
            <text:p>0.70343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0.85191" calcext:value-type="float">
            <text:p>0.85191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0.70858" calcext:value-type="float">
            <text:p>0.7085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0.88118" calcext:value-type="float">
            <text:p>0.88118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0.75633" calcext:value-type="float">
            <text:p>0.75633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0.84613" calcext:value-type="float">
            <text:p>0.84613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0.70608" calcext:value-type="float">
            <text:p>0.70608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0.86252" calcext:value-type="float">
            <text:p>0.86252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0.76508" calcext:value-type="float">
            <text:p>0.7650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0.88965" calcext:value-type="float">
            <text:p>0.88965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0.7466" calcext:value-type="float">
            <text:p>0.7466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0.85085" calcext:value-type="float">
            <text:p>0.85085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0.76628" calcext:value-type="float">
            <text:p>0.76628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0.84835" calcext:value-type="float">
            <text:p>0.84835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0.7198" calcext:value-type="float">
            <text:p>0.7198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0.84763" calcext:value-type="float">
            <text:p>0.84763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0.6797" calcext:value-type="float">
            <text:p>0.6797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0.82331" calcext:value-type="float">
            <text:p>0.82331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0.71743" calcext:value-type="float">
            <text:p>0.71743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0.8226" calcext:value-type="float">
            <text:p>0.8226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0.69726" calcext:value-type="float">
            <text:p>0.69726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0.83901" calcext:value-type="float">
            <text:p>0.83901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0.62658" calcext:value-type="float">
            <text:p>0.62658</text:p>
          </table:table-cell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0.87503" calcext:value-type="float">
            <text:p>0.8750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0.71308" calcext:value-type="float">
            <text:p>0.71308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0.83142" calcext:value-type="float">
            <text:p>0.83142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0.71047" calcext:value-type="float">
            <text:p>0.71047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0.80629" calcext:value-type="float">
            <text:p>0.80629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0.68449" calcext:value-type="float">
            <text:p>0.68449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0.80341" calcext:value-type="float">
            <text:p>0.80341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0.7178" calcext:value-type="float">
            <text:p>0.7178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0.7988" calcext:value-type="float">
            <text:p>0.7988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0.73906" calcext:value-type="float">
            <text:p>0.73906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0.82258" calcext:value-type="float">
            <text:p>0.82258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0.73216" calcext:value-type="float">
            <text:p>0.73216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0.81382" calcext:value-type="float">
            <text:p>0.81382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0.68716" calcext:value-type="float">
            <text:p>0.68716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0.82573" calcext:value-type="float">
            <text:p>0.82573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0.59854" calcext:value-type="float">
            <text:p>0.59854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0.86404" calcext:value-type="float">
            <text:p>0.86404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0.60503" calcext:value-type="float">
            <text:p>0.60503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0.82537" calcext:value-type="float">
            <text:p>0.8253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0.51886" calcext:value-type="float">
            <text:p>0.51886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0.87637" calcext:value-type="float">
            <text:p>0.87637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0.55157" calcext:value-type="float">
            <text:p>0.55157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0.84016" calcext:value-type="float">
            <text:p>0.8401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0.58567" calcext:value-type="float">
            <text:p>0.58567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0.82729" calcext:value-type="float">
            <text:p>0.82729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0.69463" calcext:value-type="float">
            <text:p>0.69463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0.82851" calcext:value-type="float">
            <text:p>0.82851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67" calcext:value-type="float">
            <text:p>667</text:p>
          </table:table-cell>
          <table:table-cell table:style-name="ce1" office:value-type="float" office:value="0.73156" calcext:value-type="float">
            <text:p>0.73156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0.79232" calcext:value-type="float">
            <text:p>0.79232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0.76551" calcext:value-type="float">
            <text:p>0.76551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0.77404" calcext:value-type="float">
            <text:p>0.77404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0.77228" calcext:value-type="float">
            <text:p>0.77228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0.83568" calcext:value-type="float">
            <text:p>0.83568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0.78021" calcext:value-type="float">
            <text:p>0.78021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0.81594" calcext:value-type="float">
            <text:p>0.81594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0.78082" calcext:value-type="float">
            <text:p>0.78082</text:p>
          </table:table-cell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0.87925" calcext:value-type="float">
            <text:p>0.87925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0.73827" calcext:value-type="float">
            <text:p>0.73827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0.87002" calcext:value-type="float">
            <text:p>0.87002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0.73743" calcext:value-type="float">
            <text:p>0.73743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0.83796" calcext:value-type="float">
            <text:p>0.8379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0.65522" calcext:value-type="float">
            <text:p>0.65522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0.83092" calcext:value-type="float">
            <text:p>0.8309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0.64413" calcext:value-type="float">
            <text:p>0.64413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0.84961" calcext:value-type="float">
            <text:p>0.8496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0.63492" calcext:value-type="float">
            <text:p>0.63492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0.80435" calcext:value-type="float">
            <text:p>0.80435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0.57415" calcext:value-type="float">
            <text:p>0.57415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0.86024" calcext:value-type="float">
            <text:p>0.8602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0.55321" calcext:value-type="float">
            <text:p>0.55321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0.80036" calcext:value-type="float">
            <text:p>0.80036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0.50938" calcext:value-type="float">
            <text:p>0.50938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0.82149" calcext:value-type="float">
            <text:p>0.82149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0.35257" calcext:value-type="float">
            <text:p>0.35257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0.80565" calcext:value-type="float">
            <text:p>0.80565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0.47152" calcext:value-type="float">
            <text:p>0.47152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0.80424" calcext:value-type="float">
            <text:p>0.80424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0.56888" calcext:value-type="float">
            <text:p>0.56888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0.82305" calcext:value-type="float">
            <text:p>0.82305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0.5784" calcext:value-type="float">
            <text:p>0.5784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0.84188" calcext:value-type="float">
            <text:p>0.84188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0.60209" calcext:value-type="float">
            <text:p>0.60209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0.80184" calcext:value-type="float">
            <text:p>0.80184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0.6572" calcext:value-type="float">
            <text:p>0.6572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.81736" calcext:value-type="float">
            <text:p>0.81736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0.62997" calcext:value-type="float">
            <text:p>0.62997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0.85175" calcext:value-type="float">
            <text:p>0.85175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0.5912" calcext:value-type="float">
            <text:p>0.5912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0.79964" calcext:value-type="float">
            <text:p>0.79964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0.68721" calcext:value-type="float">
            <text:p>0.68721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0.80417" calcext:value-type="float">
            <text:p>0.80417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0.60867" calcext:value-type="float">
            <text:p>0.60867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0.81514" calcext:value-type="float">
            <text:p>0.81514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0.6236" calcext:value-type="float">
            <text:p>0.6236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0.81637" calcext:value-type="float">
            <text:p>0.81637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0.68417" calcext:value-type="float">
            <text:p>0.68417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75477" calcext:value-type="float">
            <text:p>0.75477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0.69459" calcext:value-type="float">
            <text:p>0.69459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0.77953" calcext:value-type="float">
            <text:p>0.77953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0.59774" calcext:value-type="float">
            <text:p>0.59774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0.83332" calcext:value-type="float">
            <text:p>0.83332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0.69098" calcext:value-type="float">
            <text:p>0.69098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0.77117" calcext:value-type="float">
            <text:p>0.77117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0.68403" calcext:value-type="float">
            <text:p>0.68403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0.81164" calcext:value-type="float">
            <text:p>0.81164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0.56848" calcext:value-type="float">
            <text:p>0.56848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0.84291" calcext:value-type="float">
            <text:p>0.84291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0.66882" calcext:value-type="float">
            <text:p>0.66882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0.76888" calcext:value-type="float">
            <text:p>0.76888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0.69566" calcext:value-type="float">
            <text:p>0.69566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0.83447" calcext:value-type="float">
            <text:p>0.83447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0.65899" calcext:value-type="float">
            <text:p>0.65899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0.85251" calcext:value-type="float">
            <text:p>0.85251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0.70111" calcext:value-type="float">
            <text:p>0.70111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0.80531" calcext:value-type="float">
            <text:p>0.80531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0.67598" calcext:value-type="float">
            <text:p>0.67598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0.84725" calcext:value-type="float">
            <text:p>0.84725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02" calcext:value-type="float">
            <text:p>702</text:p>
          </table:table-cell>
          <table:table-cell table:style-name="ce1" office:value-type="float" office:value="0.63064" calcext:value-type="float">
            <text:p>0.63064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0.83389" calcext:value-type="float">
            <text:p>0.83389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0.65117" calcext:value-type="float">
            <text:p>0.65117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0.81455" calcext:value-type="float">
            <text:p>0.81455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0.63333" calcext:value-type="float">
            <text:p>0.63333</text:p>
          </table:table-cell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0.88507" calcext:value-type="float">
            <text:p>0.88507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0.53845" calcext:value-type="float">
            <text:p>0.53845</text:p>
          </table:table-cell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0.87828" calcext:value-type="float">
            <text:p>0.87828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0.42804" calcext:value-type="float">
            <text:p>0.42804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0.81171" calcext:value-type="float">
            <text:p>0.81171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0.33483" calcext:value-type="float">
            <text:p>0.33483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0.80077" calcext:value-type="float">
            <text:p>0.80077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0.45186" calcext:value-type="float">
            <text:p>0.45186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0.78549" calcext:value-type="float">
            <text:p>0.78549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0.47314" calcext:value-type="float">
            <text:p>0.47314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0.78146" calcext:value-type="float">
            <text:p>0.78146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0.50582" calcext:value-type="float">
            <text:p>0.50582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0.75447" calcext:value-type="float">
            <text:p>0.75447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0.56289" calcext:value-type="float">
            <text:p>0.56289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0.77933" calcext:value-type="float">
            <text:p>0.77933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0.71446" calcext:value-type="float">
            <text:p>0.71446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0.79332" calcext:value-type="float">
            <text:p>0.79332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0.71804" calcext:value-type="float">
            <text:p>0.71804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0.78844" calcext:value-type="float">
            <text:p>0.78844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0.73266" calcext:value-type="float">
            <text:p>0.73266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0.79177" calcext:value-type="float">
            <text:p>0.79177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0.75568" calcext:value-type="float">
            <text:p>0.75568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0.81632" calcext:value-type="float">
            <text:p>0.81632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0.74417" calcext:value-type="float">
            <text:p>0.74417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0.76872" calcext:value-type="float">
            <text:p>0.76872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0.72578" calcext:value-type="float">
            <text:p>0.72578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0.79944" calcext:value-type="float">
            <text:p>0.79944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0.74612" calcext:value-type="float">
            <text:p>0.74612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0.78856" calcext:value-type="float">
            <text:p>0.78856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0.67592" calcext:value-type="float">
            <text:p>0.67592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0.77557" calcext:value-type="float">
            <text:p>0.77557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0.56963" calcext:value-type="float">
            <text:p>0.56963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0.8078" calcext:value-type="float">
            <text:p>0.8078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0.52495" calcext:value-type="float">
            <text:p>0.52495</text:p>
          </table:table-cell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0.76005" calcext:value-type="float">
            <text:p>0.76005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0.30845" calcext:value-type="float">
            <text:p>0.30845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0.79635" calcext:value-type="float">
            <text:p>0.79635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0.42621" calcext:value-type="float">
            <text:p>0.42621</text:p>
          </table:table-cell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0.83935" calcext:value-type="float">
            <text:p>0.83935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0.43604" calcext:value-type="float">
            <text:p>0.43604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0.80378" calcext:value-type="float">
            <text:p>0.8037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0.54037" calcext:value-type="float">
            <text:p>0.54037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0.77211" calcext:value-type="float">
            <text:p>0.77211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0.5904" calcext:value-type="float">
            <text:p>0.5904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0.79372" calcext:value-type="float">
            <text:p>0.79372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0.58205" calcext:value-type="float">
            <text:p>0.58205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0.75034" calcext:value-type="float">
            <text:p>0.75034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0.63708" calcext:value-type="float">
            <text:p>0.63708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0.74788" calcext:value-type="float">
            <text:p>0.74788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0.68395" calcext:value-type="float">
            <text:p>0.6839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0.76429" calcext:value-type="float">
            <text:p>0.76429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0.62876" calcext:value-type="float">
            <text:p>0.62876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0.76361" calcext:value-type="float">
            <text:p>0.7636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0.72936" calcext:value-type="float">
            <text:p>0.72936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0.78176" calcext:value-type="float">
            <text:p>0.78176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0.72778" calcext:value-type="float">
            <text:p>0.72778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0.79581" calcext:value-type="float">
            <text:p>0.79581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0.65787" calcext:value-type="float">
            <text:p>0.65787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0.78553" calcext:value-type="float">
            <text:p>0.78553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0.66628" calcext:value-type="float">
            <text:p>0.66628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0.75815" calcext:value-type="float">
            <text:p>0.75815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0.67839" calcext:value-type="float">
            <text:p>0.67839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.77863" calcext:value-type="float">
            <text:p>0.7786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0.61778" calcext:value-type="float">
            <text:p>0.61778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0.76378" calcext:value-type="float">
            <text:p>0.76378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0.60725" calcext:value-type="float">
            <text:p>0.60725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0.77402" calcext:value-type="float">
            <text:p>0.77402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0.66095" calcext:value-type="float">
            <text:p>0.66095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0.77749" calcext:value-type="float">
            <text:p>0.77749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739" calcext:value-type="float">
            <text:p>739</text:p>
          </table:table-cell>
          <table:table-cell table:style-name="ce1" office:value-type="float" office:value="0.65984" calcext:value-type="float">
            <text:p>0.65984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0.79736" calcext:value-type="float">
            <text:p>0.79736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0.66588" calcext:value-type="float">
            <text:p>0.66588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0.79759" calcext:value-type="float">
            <text:p>0.79759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0.7118" calcext:value-type="float">
            <text:p>0.7118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0.75832" calcext:value-type="float">
            <text:p>0.75832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0.66137" calcext:value-type="float">
            <text:p>0.66137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0.75125" calcext:value-type="float">
            <text:p>0.75125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0.72372" calcext:value-type="float">
            <text:p>0.72372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0.7944" calcext:value-type="float">
            <text:p>0.7944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0.76479" calcext:value-type="float">
            <text:p>0.76479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0.76203" calcext:value-type="float">
            <text:p>0.76203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0.73318" calcext:value-type="float">
            <text:p>0.73318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0.78401" calcext:value-type="float">
            <text:p>0.78401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0.7491" calcext:value-type="float">
            <text:p>0.7491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0.81146" calcext:value-type="float">
            <text:p>0.81146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0.67086" calcext:value-type="float">
            <text:p>0.67086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0.78539" calcext:value-type="float">
            <text:p>0.78539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0.7376" calcext:value-type="float">
            <text:p>0.7376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0.80228" calcext:value-type="float">
            <text:p>0.8022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0.70835" calcext:value-type="float">
            <text:p>0.70835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0.82267" calcext:value-type="float">
            <text:p>0.82267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71329" calcext:value-type="float">
            <text:p>0.71329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0.79829" calcext:value-type="float">
            <text:p>0.79829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0.70899" calcext:value-type="float">
            <text:p>0.70899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0.83733" calcext:value-type="float">
            <text:p>0.8373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752" calcext:value-type="float">
            <text:p>752</text:p>
          </table:table-cell>
          <table:table-cell table:style-name="ce1" office:value-type="float" office:value="0.62458" calcext:value-type="float">
            <text:p>0.62458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0.80975" calcext:value-type="float">
            <text:p>0.80975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0.6236" calcext:value-type="float">
            <text:p>0.6236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0.80373" calcext:value-type="float">
            <text:p>0.80373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0.60727" calcext:value-type="float">
            <text:p>0.60727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0.8367" calcext:value-type="float">
            <text:p>0.8367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0.62417" calcext:value-type="float">
            <text:p>0.62417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0.82515" calcext:value-type="float">
            <text:p>0.82515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0.57099" calcext:value-type="float">
            <text:p>0.57099</text:p>
          </table:table-cell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0.8693" calcext:value-type="float">
            <text:p>0.8693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0.61883" calcext:value-type="float">
            <text:p>0.61883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0.85252" calcext:value-type="float">
            <text:p>0.85252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0.60271" calcext:value-type="float">
            <text:p>0.60271</text:p>
          </table:table-cell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0.88018" calcext:value-type="float">
            <text:p>0.880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0.59563" calcext:value-type="float">
            <text:p>0.59563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0.89251" calcext:value-type="float">
            <text:p>0.89251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0.66625" calcext:value-type="float">
            <text:p>0.66625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0.86843" calcext:value-type="float">
            <text:p>0.86843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0.5857" calcext:value-type="float">
            <text:p>0.5857</text:p>
          </table:table-cell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0.88753" calcext:value-type="float">
            <text:p>0.88753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0.5846" calcext:value-type="float">
            <text:p>0.5846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0.86197" calcext:value-type="float">
            <text:p>0.86197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0.53144" calcext:value-type="float">
            <text:p>0.53144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0.88636" calcext:value-type="float">
            <text:p>0.8863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0.57581" calcext:value-type="float">
            <text:p>0.57581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0.86687" calcext:value-type="float">
            <text:p>0.86687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0.50947" calcext:value-type="float">
            <text:p>0.50947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0.84997" calcext:value-type="float">
            <text:p>0.84997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0.4481" calcext:value-type="float">
            <text:p>0.4481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0.85537" calcext:value-type="float">
            <text:p>0.85537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67" calcext:value-type="float">
            <text:p>767</text:p>
          </table:table-cell>
          <table:table-cell table:style-name="ce1" office:value-type="float" office:value="0.43576" calcext:value-type="float">
            <text:p>0.43576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0.85615" calcext:value-type="float">
            <text:p>0.85615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0.31124" calcext:value-type="float">
            <text:p>0.31124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0.85028" calcext:value-type="float">
            <text:p>0.8502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0.44719" calcext:value-type="float">
            <text:p>0.44719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0.85654" calcext:value-type="float">
            <text:p>0.85654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0.41838" calcext:value-type="float">
            <text:p>0.41838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0.85016" calcext:value-type="float">
            <text:p>0.85016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771" calcext:value-type="float">
            <text:p>771</text:p>
          </table:table-cell>
          <table:table-cell table:style-name="ce1" office:value-type="float" office:value="0.36963" calcext:value-type="float">
            <text:p>0.36963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0.81318" calcext:value-type="float">
            <text:p>0.81318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0.48446" calcext:value-type="float">
            <text:p>0.48446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0.81124" calcext:value-type="float">
            <text:p>0.81124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0.39527" calcext:value-type="float">
            <text:p>0.39527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0.80873" calcext:value-type="float">
            <text:p>0.80873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0.45784" calcext:value-type="float">
            <text:p>0.45784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0.78368" calcext:value-type="float">
            <text:p>0.7836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0.46464" calcext:value-type="float">
            <text:p>0.46464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0.80753" calcext:value-type="float">
            <text:p>0.80753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0.48966" calcext:value-type="float">
            <text:p>0.48966</text:p>
          </table:table-cell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0.84599" calcext:value-type="float">
            <text:p>0.84599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0.53256" calcext:value-type="float">
            <text:p>0.53256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0.75125" calcext:value-type="float">
            <text:p>0.7512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0.57115" calcext:value-type="float">
            <text:p>0.5711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0.81259" calcext:value-type="float">
            <text:p>0.81259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0.54675" calcext:value-type="float">
            <text:p>0.54675</text:p>
          </table:table-cell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0.87974" calcext:value-type="float">
            <text:p>0.87974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0.5608" calcext:value-type="float">
            <text:p>0.5608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0.83277" calcext:value-type="float">
            <text:p>0.83277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0.57495" calcext:value-type="float">
            <text:p>0.57495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0.81752" calcext:value-type="float">
            <text:p>0.81752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.62359" calcext:value-type="float">
            <text:p>0.62359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0.87162" calcext:value-type="float">
            <text:p>0.8716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0.6177" calcext:value-type="float">
            <text:p>0.6177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0.81789" calcext:value-type="float">
            <text:p>0.81789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0.68221" calcext:value-type="float">
            <text:p>0.68221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0.82835" calcext:value-type="float">
            <text:p>0.82835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0.71302" calcext:value-type="float">
            <text:p>0.71302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0.84759" calcext:value-type="float">
            <text:p>0.84759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0.69935" calcext:value-type="float">
            <text:p>0.69935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0.79809" calcext:value-type="float">
            <text:p>0.79809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0.71355" calcext:value-type="float">
            <text:p>0.71355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0.79218" calcext:value-type="float">
            <text:p>0.79218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0.72628" calcext:value-type="float">
            <text:p>0.72628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0.83002" calcext:value-type="float">
            <text:p>0.83002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0.72552" calcext:value-type="float">
            <text:p>0.72552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0.79713" calcext:value-type="float">
            <text:p>0.79713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0.736" calcext:value-type="float">
            <text:p>0.736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0.81798" calcext:value-type="float">
            <text:p>0.81798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0.73034" calcext:value-type="float">
            <text:p>0.73034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0.7934" calcext:value-type="float">
            <text:p>0.7934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0.74211" calcext:value-type="float">
            <text:p>0.74211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0.76207" calcext:value-type="float">
            <text:p>0.76207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793" calcext:value-type="float">
            <text:p>793</text:p>
          </table:table-cell>
          <table:table-cell table:style-name="ce1" office:value-type="float" office:value="0.75895" calcext:value-type="float">
            <text:p>0.75895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0.82396" calcext:value-type="float">
            <text:p>0.82396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0.75029" calcext:value-type="float">
            <text:p>0.75029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0.83093" calcext:value-type="float">
            <text:p>0.8309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0.78207" calcext:value-type="float">
            <text:p>0.78207</text:p>
          </table:table-cell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0.88364" calcext:value-type="float">
            <text:p>0.8836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0.75249" calcext:value-type="float">
            <text:p>0.75249</text:p>
          </table:table-cell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0.82192" calcext:value-type="float">
            <text:p>0.82192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0.74811" calcext:value-type="float">
            <text:p>0.74811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0.87464" calcext:value-type="float">
            <text:p>0.8746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0.73425" calcext:value-type="float">
            <text:p>0.73425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0.87464" calcext:value-type="float">
            <text:p>0.8746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0.73364" calcext:value-type="float">
            <text:p>0.73364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0.83577" calcext:value-type="float">
            <text:p>0.83577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0.74535" calcext:value-type="float">
            <text:p>0.74535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0.84564" calcext:value-type="float">
            <text:p>0.84564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0.76741" calcext:value-type="float">
            <text:p>0.76741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0.83517" calcext:value-type="float">
            <text:p>0.83517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0.76956" calcext:value-type="float">
            <text:p>0.76956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0.81897" calcext:value-type="float">
            <text:p>0.81897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0.78319" calcext:value-type="float">
            <text:p>0.78319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0.80378" calcext:value-type="float">
            <text:p>0.80378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0.78461" calcext:value-type="float">
            <text:p>0.78461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0.82805" calcext:value-type="float">
            <text:p>0.82805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0.7978" calcext:value-type="float">
            <text:p>0.7978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0.82623" calcext:value-type="float">
            <text:p>0.82623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0.76669" calcext:value-type="float">
            <text:p>0.76669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0.81816" calcext:value-type="float">
            <text:p>0.81816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0.77024" calcext:value-type="float">
            <text:p>0.77024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0.77736" calcext:value-type="float">
            <text:p>0.77736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0.75023" calcext:value-type="float">
            <text:p>0.75023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0.59502" calcext:value-type="float">
            <text:p>0.59502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0.77169" calcext:value-type="float">
            <text:p>0.77169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0.54782" calcext:value-type="float">
            <text:p>0.54782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0.75459" calcext:value-type="float">
            <text:p>0.75459</text:p>
          </table:table-cell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5238" calcext:value-type="float">
            <text:p>0.5238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0.70336" calcext:value-type="float">
            <text:p>0.70336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0.40535" calcext:value-type="float">
            <text:p>0.4053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0.72413" calcext:value-type="float">
            <text:p>0.72413</text:p>
          </table:table-cell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0.41262" calcext:value-type="float">
            <text:p>0.41262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0.67918" calcext:value-type="float">
            <text:p>0.67918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0.37023" calcext:value-type="float">
            <text:p>0.3702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814" calcext:value-type="float">
            <text:p>814</text:p>
          </table:table-cell>
          <table:table-cell table:style-name="ce1" office:value-type="float" office:value="0.65035" calcext:value-type="float">
            <text:p>0.65035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0.37022" calcext:value-type="float">
            <text:p>0.3702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815" calcext:value-type="float">
            <text:p>815</text:p>
          </table:table-cell>
          <table:table-cell table:style-name="ce1" office:value-type="float" office:value="0.67015" calcext:value-type="float">
            <text:p>0.67015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0.40128" calcext:value-type="float">
            <text:p>0.40128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0.57812" calcext:value-type="float">
            <text:p>0.57812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0.45914" calcext:value-type="float">
            <text:p>0.4591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817" calcext:value-type="float">
            <text:p>817</text:p>
          </table:table-cell>
          <table:table-cell table:style-name="ce1" office:value-type="float" office:value="0.6623" calcext:value-type="float">
            <text:p>0.6623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0.54948" calcext:value-type="float">
            <text:p>0.54948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818" calcext:value-type="float">
            <text:p>818</text:p>
          </table:table-cell>
          <table:table-cell table:style-name="ce1" office:value-type="float" office:value="0.62224" calcext:value-type="float">
            <text:p>0.62224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0.68661" calcext:value-type="float">
            <text:p>0.6866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0.61281" calcext:value-type="float">
            <text:p>0.61281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73815" calcext:value-type="float">
            <text:p>0.73815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0.61274" calcext:value-type="float">
            <text:p>0.61274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0.79097" calcext:value-type="float">
            <text:p>0.79097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821" calcext:value-type="float">
            <text:p>821</text:p>
          </table:table-cell>
          <table:table-cell table:style-name="ce1" office:value-type="float" office:value="0.65718" calcext:value-type="float">
            <text:p>0.65718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0.84102" calcext:value-type="float">
            <text:p>0.84102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22" calcext:value-type="float">
            <text:p>822</text:p>
          </table:table-cell>
          <table:table-cell table:style-name="ce1" office:value-type="float" office:value="0.53493" calcext:value-type="float">
            <text:p>0.53493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0.85405" calcext:value-type="float">
            <text:p>0.85405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0.4734" calcext:value-type="float">
            <text:p>0.4734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0.81305" calcext:value-type="float">
            <text:p>0.81305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824" calcext:value-type="float">
            <text:p>824</text:p>
          </table:table-cell>
          <table:table-cell table:style-name="ce1" office:value-type="float" office:value="0.39541" calcext:value-type="float">
            <text:p>0.39541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0.84928" calcext:value-type="float">
            <text:p>0.84928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25" calcext:value-type="float">
            <text:p>825</text:p>
          </table:table-cell>
          <table:table-cell table:style-name="ce1" office:value-type="float" office:value="0.52616" calcext:value-type="float">
            <text:p>0.52616</text:p>
          </table:table-cell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0.84681" calcext:value-type="float">
            <text:p>0.84681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0.58713" calcext:value-type="float">
            <text:p>0.58713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0.7887" calcext:value-type="float">
            <text:p>0.7887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27" calcext:value-type="float">
            <text:p>827</text:p>
          </table:table-cell>
          <table:table-cell table:style-name="ce1" office:value-type="float" office:value="0.68273" calcext:value-type="float">
            <text:p>0.68273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0.78575" calcext:value-type="float">
            <text:p>0.78575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28" calcext:value-type="float">
            <text:p>828</text:p>
          </table:table-cell>
          <table:table-cell table:style-name="ce1" office:value-type="float" office:value="0.67071" calcext:value-type="float">
            <text:p>0.67071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0.78719" calcext:value-type="float">
            <text:p>0.78719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829" calcext:value-type="float">
            <text:p>829</text:p>
          </table:table-cell>
          <table:table-cell table:style-name="ce1" office:value-type="float" office:value="0.72604" calcext:value-type="float">
            <text:p>0.72604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0.78346" calcext:value-type="float">
            <text:p>0.78346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0.71679" calcext:value-type="float">
            <text:p>0.71679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0.8228" calcext:value-type="float">
            <text:p>0.822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0.77135" calcext:value-type="float">
            <text:p>0.77135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.8255" calcext:value-type="float">
            <text:p>0.8255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0.79156" calcext:value-type="float">
            <text:p>0.79156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0.79944" calcext:value-type="float">
            <text:p>0.79944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931" calcext:value-type="float">
            <text:p>0.7931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0.83378" calcext:value-type="float">
            <text:p>0.83378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0.70398" calcext:value-type="float">
            <text:p>0.70398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0.80528" calcext:value-type="float">
            <text:p>0.80528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35" calcext:value-type="float">
            <text:p>835</text:p>
          </table:table-cell>
          <table:table-cell table:style-name="ce1" office:value-type="float" office:value="0.61937" calcext:value-type="float">
            <text:p>0.61937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82181" calcext:value-type="float">
            <text:p>0.82181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36" calcext:value-type="float">
            <text:p>836</text:p>
          </table:table-cell>
          <table:table-cell table:style-name="ce1" office:value-type="float" office:value="0.58794" calcext:value-type="float">
            <text:p>0.58794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0.81105" calcext:value-type="float">
            <text:p>0.81105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0.57744" calcext:value-type="float">
            <text:p>0.57744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0.79364" calcext:value-type="float">
            <text:p>0.7936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0.62442" calcext:value-type="float">
            <text:p>0.62442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0.79234" calcext:value-type="float">
            <text:p>0.79234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0.68507" calcext:value-type="float">
            <text:p>0.68507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0.74404" calcext:value-type="float">
            <text:p>0.74404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0.73743" calcext:value-type="float">
            <text:p>0.73743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0.81288" calcext:value-type="float">
            <text:p>0.81288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0.71555" calcext:value-type="float">
            <text:p>0.71555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0.78816" calcext:value-type="float">
            <text:p>0.78816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0.74628" calcext:value-type="float">
            <text:p>0.74628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0.68472" calcext:value-type="float">
            <text:p>0.68472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0.73611" calcext:value-type="float">
            <text:p>0.73611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0.66353" calcext:value-type="float">
            <text:p>0.6635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844" calcext:value-type="float">
            <text:p>844</text:p>
          </table:table-cell>
          <table:table-cell table:style-name="ce1" office:value-type="float" office:value="0.70781" calcext:value-type="float">
            <text:p>0.70781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0.60354" calcext:value-type="float">
            <text:p>0.6035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0.73366" calcext:value-type="float">
            <text:p>0.73366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0.6538" calcext:value-type="float">
            <text:p>0.6538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0.76451" calcext:value-type="float">
            <text:p>0.76451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0.67547" calcext:value-type="float">
            <text:p>0.67547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0.68392" calcext:value-type="float">
            <text:p>0.68392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0.68641" calcext:value-type="float">
            <text:p>0.68641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0.76061" calcext:value-type="float">
            <text:p>0.76061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0.75001" calcext:value-type="float">
            <text:p>0.75001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0.71251" calcext:value-type="float">
            <text:p>0.71251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0.69041" calcext:value-type="float">
            <text:p>0.69041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0.67492" calcext:value-type="float">
            <text:p>0.67492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0.68824" calcext:value-type="float">
            <text:p>0.68824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0.67796" calcext:value-type="float">
            <text:p>0.67796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0.61419" calcext:value-type="float">
            <text:p>0.61419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0.59805" calcext:value-type="float">
            <text:p>0.59805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0.41752" calcext:value-type="float">
            <text:p>0.41752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0.52417" calcext:value-type="float">
            <text:p>0.52417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0.37653" calcext:value-type="float">
            <text:p>0.37653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0.47339" calcext:value-type="float">
            <text:p>0.47339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0.33857" calcext:value-type="float">
            <text:p>0.33857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0.51862" calcext:value-type="float">
            <text:p>0.51862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0.31154" calcext:value-type="float">
            <text:p>0.31154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0.53656" calcext:value-type="float">
            <text:p>0.5365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0.33261" calcext:value-type="float">
            <text:p>0.33261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0.61094" calcext:value-type="float">
            <text:p>0.61094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0.23592" calcext:value-type="float">
            <text:p>0.23592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0.63367" calcext:value-type="float">
            <text:p>0.63367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0.23244" calcext:value-type="float">
            <text:p>0.2324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0.62538" calcext:value-type="float">
            <text:p>0.62538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0.27089" calcext:value-type="float">
            <text:p>0.27089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0.6222" calcext:value-type="float">
            <text:p>0.6222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0.31812" calcext:value-type="float">
            <text:p>0.31812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0.61726" calcext:value-type="float">
            <text:p>0.6172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0.39539" calcext:value-type="float">
            <text:p>0.39539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0.62613" calcext:value-type="float">
            <text:p>0.62613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0.37752" calcext:value-type="float">
            <text:p>0.37752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0.6015" calcext:value-type="float">
            <text:p>0.6015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40771" calcext:value-type="float">
            <text:p>0.4077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0.66308" calcext:value-type="float">
            <text:p>0.66308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0.40906" calcext:value-type="float">
            <text:p>0.40906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0.59772" calcext:value-type="float">
            <text:p>0.59772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0.37813" calcext:value-type="float">
            <text:p>0.37813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0.63029" calcext:value-type="float">
            <text:p>0.63029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0.3812" calcext:value-type="float">
            <text:p>0.3812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0.77927" calcext:value-type="float">
            <text:p>0.77927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0.41429" calcext:value-type="float">
            <text:p>0.41429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68" calcext:value-type="float">
            <text:p>868</text:p>
          </table:table-cell>
          <table:table-cell table:style-name="ce1" office:value-type="float" office:value="0.5961" calcext:value-type="float">
            <text:p>0.5961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0.45711" calcext:value-type="float">
            <text:p>0.45711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69" calcext:value-type="float">
            <text:p>869</text:p>
          </table:table-cell>
          <table:table-cell table:style-name="ce1" office:value-type="float" office:value="0.64025" calcext:value-type="float">
            <text:p>0.64025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0.53396" calcext:value-type="float">
            <text:p>0.53396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0.63782" calcext:value-type="float">
            <text:p>0.63782</text:p>
          </table:table-cell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0.75031" calcext:value-type="float">
            <text:p>0.75031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871" calcext:value-type="float">
            <text:p>871</text:p>
          </table:table-cell>
          <table:table-cell table:style-name="ce1" office:value-type="float" office:value="0.53425" calcext:value-type="float">
            <text:p>0.53425</text:p>
          </table:table-cell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.76496" calcext:value-type="float">
            <text:p>0.76496</text:p>
          </table:table-cell>
          <table:table-cell table:style-name="ce3" office:value-type="string" calcext:value-type="string">
            <text:p>K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.45264" calcext:value-type="float">
            <text:p>0.45264</text:p>
          </table:table-cell>
        </table:table-row>
        <table:table-row table:style-name="ro1">
          <table:table-cell table:style-name="ce1" table:number-columns-repeated="6"/>
        </table:table-row>
        <table:table-row table:style-name="ro1" table:number-rows-repeated="104813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31T11:45:51.370721133</dc:date>
    <meta:editing-duration>PT23M31S</meta:editing-duration>
    <meta:editing-cycles>5</meta:editing-cycles>
    <meta:generator>LibreOffice/7.4.2.3$Linux_X86_64 LibreOffice_project/22949782292d40bc0751a2b0b2cf40927460a4f8</meta:generator>
    <meta:document-statistic meta:table-count="1" meta:cell-count="2622" meta:object-count="1"/>
  </office:meta>
</office:document-meta>
</file>